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Standard">
      <style:paragraph-properties fo:margin-top="0in" fo:margin-bottom="0in" fo:orphans="2" fo:widows="2"/>
    </style:style>
    <style:style style:name="P5" style:family="paragraph" style:parent-style-name="Standard">
      <style:paragraph-properties fo:margin-top="0in" fo:margin-bottom="1in" style:line-height-at-least="0.139in" fo:orphans="2" fo:widows="2"/>
    </style:style>
    <style:style style:name="P6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57258"/>JDOPermission</text:h>
      <text:p text:style-name="P5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span text:style-name="T1">JDOPermission</text:span> class provides a marker for the security manager to grant access to a class to perform privileged operations necessary for JDO implementations.</text:p>
      <text:p text:style-name="P1">Thefollowing JDO permissions are defined:</text:p>
      <text:p text:style-name="P3">•<text:span text:style-name="T1"><text:tab/>setStateManager</text:span>: A22-1 [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]</text:p>
      <text:p text:style-name="P3">•<text:span text:style-name="T1"><text:tab/>getMetadata</text:span>: A22-2 [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]</text:p>
      <text:p text:style-name="P3"><text:span text:style-name="T3">•</text:span><text:span text:style-name="T2"><text:tab/>closePersistenceManagerFactory</text:span><text:span text:style-name="T3">: A223-3 [this permission allows a caller to close a </text:span><text:span text:style-name="T2">PersistenceManagerFactory</text:span><text:span text:style-name="T3">, thereby releasing resources. This permission is checked by the </text:span><text:span text:style-name="T2">close()</text:span><text:span text:style-name="T3"> method of </text:span><text:span text:style-name="T2">PersistenceManagerFactory</text:span><text:span text:style-name="T3">.] </text:span></text:p>
      <text:p text:style-name="P3">•<text:span text:style-name="T1"><text:tab/>manageMetadata</text:span>: A22-4 [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] </text:p>
      <text:p text:style-name="P1">These permissions are defined in the JDOPermission class.</text:p>
      <text:p text:style-name="P2">package javax.jdo.spi;</text:p>
      <text:p text:style-name="P2">public final class JDOPermission extends </text:p>
      <text:p text:style-name="P2"><text:tab/><text:tab/>java.security.BasicPermission {</text:p>
      <text:p text:style-name="P2">...</text:p>
      <text:p text:style-name="P2"><text:tab/>public static final javax.jdo.spi.JDOPermission</text:p>
      <text:p text:style-name="P2"><text:tab/><text:tab/>CLOSE_PERSISTENCE_MANAGER_FACTORY = "closePersistenceManagerFactory";</text:p>
      <text:p text:style-name="P2"><text:tab/>public static final javax.jdo.spi.JDOPermission GET_METADATA = "getMetadata";</text:p>
      <text:p text:style-name="P2"><text:tab/>public static final javax.jdo.spi.JDOPermission MANAGE_METADATA =</text:p>
      <text:p text:style-name="P2"><text:tab/><text:tab/>"manageMetadata";</text:p>
      <text:p text:style-name="P2"><text:tab/>public static final javax.jdo.spi.JDOPermission SET_STATE_MANAGER =</text:p>
      <text:p text:style-name="P2"><text:tab/><text:tab/>"setStateManager";</text:p>
      <text:p text:style-name="P2"><text:soft-page-break/>}</text:p>
      <text:p text:style-name="P1">Use of <text:span text:style-name="T1">JDOPermission</text:span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JDOPermission "getMetadata";</text:p>
      <text:p text:style-name="P2"><text:tab/>permission javax.jdo.spi.JDOPermission "setStateManager";</text:p>
      <text:p text:style-name="P2"><text:tab/>permission javax.jdo.spi.JDOPermission</text:p>
      <text:p text:style-name="P2"><text:tab/><text:tab/>"closePersistenceManagerFactory";</text:p>
      <text:p text:style-name="P2"><text:tab/>permission javax.jdo.spi.JDOPermission "manageMetadata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6:22.59</meta:creation-date>
    <meta:editing-duration>PT1M51S</meta:editing-duration>
    <meta:generator>OpenOffice.org/3.4$Win32 OpenOffice.org_project/340m1$Build-9590</meta:generator>
    <dc:title>JDO_Chapter</dc:title>
    <dc:date>2012-06-30T16:18:42.29</dc:date>
    <meta:document-statistic meta:table-count="0" meta:image-count="1" meta:object-count="0" meta:page-count="2" meta:paragraph-count="31" meta:word-count="325" meta:character-count="27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